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25C6C22E6A5E02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text-properties officeooo:paragraph-rsid="0001d4c5"/>
    </style:style>
    <style:style style:name="P9" style:family="paragraph" style:parent-style-name="Normální" style:master-page-name="">
      <style:paragraph-properties fo:keep-together="always" style:page-number="auto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paragraph-properties fo:text-align="start" style:justify-single-word="false"/>
      <style:text-properties style:use-window-font-color="true"/>
    </style:style>
    <style:style style:name="P13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14" style:family="paragraph" style:parent-style-name="Standard">
      <style:paragraph-properties fo:text-align="start" style:justify-single-word="false"/>
      <style:text-properties style:use-window-font-color="true"/>
    </style:style>
    <style:style style:name="P15" style:family="paragraph" style:parent-style-name="Standard">
      <style:paragraph-properties fo:text-align="start" style:justify-single-word="false"/>
      <style:text-properties style:use-window-font-color="true" officeooo:rsid="00043ffc" officeooo:paragraph-rsid="00043ffc"/>
    </style:style>
    <style:style style:name="P16" style:family="paragraph" style:parent-style-name="Standard">
      <style:text-properties style:use-window-font-color="true" officeooo:rsid="00043ffc" officeooo:paragraph-rsid="00043ffc"/>
    </style:style>
    <style:style style:name="P17" style:family="paragraph" style:parent-style-name="Standard">
      <style:text-properties style:use-window-font-color="true" officeooo:paragraph-rsid="00043ffc"/>
    </style:style>
    <style:style style:name="P18" style:family="paragraph" style:parent-style-name="Standard">
      <style:text-properties officeooo:rsid="00043ffc" officeooo:paragraph-rsid="00043ffc"/>
    </style:style>
    <style:style style:name="P19" style:family="paragraph" style:parent-style-name="Standard">
      <style:text-properties officeooo:paragraph-rsid="00043ffc"/>
    </style:style>
    <style:style style:name="P20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001423"/>
    </style:style>
    <style:style style:name="T9" style:family="text">
      <style:text-properties style:use-window-font-color="true" officeooo:rsid="0001d4c5"/>
    </style:style>
    <style:style style:name="T10" style:family="text">
      <style:text-properties style:use-window-font-color="true" officeooo:rsid="00033030"/>
    </style:style>
    <style:style style:name="T11" style:family="text">
      <style:text-properties style:use-window-font-color="true" officeooo:rsid="000406c7"/>
    </style:style>
    <style:style style:name="T12" style:family="text">
      <style:text-properties style:use-window-font-color="true" officeooo:rsid="00043ffc"/>
    </style:style>
    <style:style style:name="T13" style:family="text">
      <style:text-properties officeooo:rsid="0001d4c5"/>
    </style:style>
    <style:style style:name="T14" style:family="text">
      <style:text-properties officeooo:rsid="00033030"/>
    </style:style>
    <style:style style:name="T15" style:family="text">
      <style:text-properties fo:color="#333333" style:font-name="Arial" fo:font-size="11pt" style:font-name-asian="Arial" style:font-size-asian="11pt" style:font-name-complex="Arial"/>
    </style:style>
    <style:style style:name="T16" style:family="text">
      <style:text-properties officeooo:rsid="000406c7"/>
    </style:style>
    <style:style style:name="T17" style:family="text">
      <style:text-properties officeooo:rsid="00043ff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motná odpovědnost při nakládání s prostředky na účtu</text:p>
      <text:p text:style-name="P4"/>
      <text:p text:style-name="P6">Čl. 1 Smluvní strany</text:p>
      <text:p text:style-name="P5">Majitelka účtu: </text:p>
      <text:p text:style-name="P12">Česká pirátská strana, IČ 71339698,<text:line-break/>se sídlem Řehořova 19, Praha 3,</text:p>
      <text:p text:style-name="P12">zast. republikovým předsednictvem, <text:line-break/>jehož jménem jedná <text:span text:style-name="T17">Mgr. et Mgr. Jakub Michálek,</text:span></text:p>
      <text:p text:style-name="P15">pověřený místopředseda</text:p>
      <text:p text:style-name="P10"><text:span text:style-name="T7">e-mail: </text:span><text:a xlink:type="simple" xlink:href="mailto:rp@pirati.cz" text:style-name="Internet_20_link" text:visited-style-name="Visited_20_Internet_20_Link">rp@pirati.cz</text:a><text:span text:style-name="T7"> (dále také „Piráti“)</text:span></text:p>
      <text:p text:style-name="Normální"/>
      <text:p text:style-name="Normální"/>
      <text:p text:style-name="P5">Správce účtu:</text:p>
      <text:p text:style-name="P18">Jaromír Beránek</text:p>
      <text:p text:style-name="P11">Trvale bytem: </text:p>
      <text:p text:style-name="P16">Daškova 3080/5, 143 00 Praha </text:p>
      <text:p text:style-name="P17">Narozen: <text:span text:style-name="T17">14.5.1986</text:span></text:p>
      <text:p text:style-name="P19"><text:span text:style-name="T7">e-mail: </text:span><text:span text:style-name="T12">jaromir.beranek@gmail.com</text:span><text:span text:style-name="T10"> </text:span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8">Tato smlouva se vztahuje na <text:span text:style-name="T13">hlavní </text:span>transparentní bankovní účet <text:span text:style-name="T13">2100048174/2010</text:span> u banky FIO, <text:span text:style-name="T13">jakož i na každý další účet majitelky.</text:span> Finančním účtem se přitom rozumí bankovní účet, <text:span text:style-name="T13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6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13">Čl. 7 Doba trvání smlouvy</text:p>
      <text:p text:style-name="P9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6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3">Praze</text:span> <text:s text:c="31"/>dne <text:span text:style-name="T17">6.12.2016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8"><text:span text:style-name="T14"><text:s text:c="6"/>Jaromír Beránek</text:span> <text:s text:c="2"/><text:span text:style-name="T13">(správce)</text:span> <text:s text:c="32"/><text:tab/> <text:s text:c="4"/><text:span text:style-name="T17">Mgr. et Mgr. Jakub Mchálek</text:span><text:tab/><text:span text:style-name="T8"><text:tab/><text:tab/><text:tab/><text:tab/><text:tab/><text:tab/> <text:s/><text:tab/> <text:tab/> <text:s text:c="4"/></text:span><text:span text:style-name="T7"><text:s/></text:span><text:span text:style-name="T9">(</text:span><text:span text:style-name="T8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25C6C22E6A5E02A8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Jakub Michálek</meta:initial-creator>
    <meta:creation-date>2013-07-05T23:33:00Z</meta:creation-date>
    <dc:date>2016-12-06T00:08:45.640557907</dc:date>
    <meta:editing-cycles>10</meta:editing-cycles>
    <meta:editing-duration>PT32M18S</meta:editing-duration>
    <dc:creator>Vladislav Tobias Esner</dc:creator>
    <meta:document-statistic meta:table-count="0" meta:image-count="1" meta:object-count="0" meta:page-count="2" meta:paragraph-count="46" meta:word-count="625" meta:character-count="3982" meta:non-whitespace-character-count="3258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../github/registr/smlouvy/smlouvy/2016/04/01/Stažené/hmotka_volebni_ucet.odt/Sablona_dopis.ott"/>
  </office:meta>
</office:document-meta>
</file>